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paragraph-rsid="003bf751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99c186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a37b8b" style:font-size-asian="10pt" style:font-size-complex="10pt"/>
    </style:style>
    <style:style style:name="P4" style:family="paragraph" style:parent-style-name="Standard">
      <style:text-properties style:font-name="Courier New" fo:font-size="10pt" fo:font-weight="bold" officeooo:rsid="000a4ed2" officeooo:paragraph-rsid="003bf75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9pt" officeooo:paragraph-rsid="000a4ed2" style:font-size-asian="9pt" style:font-size-complex="9pt"/>
    </style:style>
    <style:style style:name="P6" style:family="paragraph" style:parent-style-name="Standard">
      <style:text-properties style:font-name="Courier New" fo:font-size="9pt" officeooo:rsid="000a4ed2" officeooo:paragraph-rsid="000a4ed2" style:font-size-asian="9pt" style:font-size-complex="9pt"/>
    </style:style>
    <style:style style:name="P7" style:family="paragraph" style:parent-style-name="Standard">
      <style:text-properties style:font-name="Courier New" fo:font-size="9pt" officeooo:rsid="000a4ed2" officeooo:paragraph-rsid="00256eb7" style:font-size-asian="9pt" style:font-size-complex="9pt"/>
    </style:style>
    <style:style style:name="P8" style:family="paragraph" style:parent-style-name="Standard">
      <style:text-properties style:font-name="Courier New" fo:font-size="9pt" officeooo:rsid="007c4862" officeooo:paragraph-rsid="007c4862" style:font-size-asian="9pt" style:font-size-complex="9pt"/>
    </style:style>
    <style:style style:name="P9" style:family="paragraph" style:parent-style-name="Standard">
      <style:text-properties style:font-name="Courier New" fo:font-size="9pt" officeooo:rsid="001c5cd1" officeooo:paragraph-rsid="003bf751" style:font-size-asian="9pt" style:font-size-complex="9pt"/>
    </style:style>
    <style:style style:name="P10" style:family="paragraph" style:parent-style-name="Standard">
      <style:text-properties style:font-name="Courier New" fo:font-size="9pt" officeooo:rsid="001c5cd1" officeooo:paragraph-rsid="00a299fd" style:font-size-asian="9pt" style:font-size-complex="9pt"/>
    </style:style>
    <style:style style:name="P11" style:family="paragraph" style:parent-style-name="Standard">
      <style:text-properties style:font-name="Courier New" fo:font-size="9pt" officeooo:rsid="0023b8fd" officeooo:paragraph-rsid="003bf751" style:font-size-asian="9pt" style:font-size-complex="9pt"/>
    </style:style>
    <style:style style:name="P12" style:family="paragraph" style:parent-style-name="Standard">
      <style:text-properties style:font-name="Courier New" fo:font-size="9pt" officeooo:rsid="0023b8fd" officeooo:paragraph-rsid="00a299fd" style:font-size-asian="9pt" style:font-size-complex="9pt"/>
    </style:style>
    <style:style style:name="P13" style:family="paragraph" style:parent-style-name="Standard">
      <style:text-properties style:font-name="Courier New" fo:font-size="9pt" fo:font-weight="normal" officeooo:rsid="003de9ec" officeooo:paragraph-rsid="003de9ec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ourier New" fo:font-size="9pt" fo:font-weight="normal" officeooo:rsid="003de9ec" officeooo:paragraph-rsid="00a299fd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ourier New" fo:font-size="9pt" fo:font-weight="normal" officeooo:rsid="007048a7" officeooo:paragraph-rsid="007048a7" style:font-size-asian="9pt" style:font-weight-asian="normal" style:font-size-complex="9pt" style:font-weight-complex="normal"/>
    </style:style>
    <style:style style:name="P16" style:family="paragraph" style:parent-style-name="Standard">
      <style:text-properties officeooo:paragraph-rsid="003bf751"/>
    </style:style>
    <style:style style:name="P17" style:family="paragraph" style:parent-style-name="Text_20_body">
      <style:text-properties fo:font-weight="bold" officeooo:rsid="000a4ed2" officeooo:paragraph-rsid="000a4ed2" style:font-weight-asian="bold" style:font-weight-complex="bold"/>
    </style:style>
    <style:style style:name="P18" style:family="paragraph" style:parent-style-name="Text_20_body">
      <style:text-properties style:font-name="Times New Roman" fo:font-size="12pt" fo:font-weight="normal" officeooo:rsid="0064f58d" officeooo:paragraph-rsid="00a3791d" style:font-size-asian="12pt" style:font-weight-asian="normal" style:font-size-complex="12pt" style:font-weight-complex="normal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paragraph-rsid="000a4ed2"/>
    </style:style>
    <style:style style:name="P22" style:family="paragraph" style:parent-style-name="Text_20_body">
      <style:text-properties style:font-name="Times New Roman" fo:font-size="12pt" officeooo:rsid="00a37b8b" officeooo:paragraph-rsid="00a37b8b" style:font-size-asian="12pt" style:font-size-complex="12pt"/>
    </style:style>
    <style:style style:name="P23" style:family="paragraph" style:parent-style-name="Standard">
      <style:text-properties style:font-name="Courier New" fo:font-size="9pt" officeooo:rsid="00a299fd" officeooo:paragraph-rsid="00a299fd" style:font-size-asian="9pt" style:font-size-complex="9pt"/>
    </style:style>
    <style:style style:name="P24" style:family="paragraph" style:parent-style-name="Standard">
      <style:text-properties style:font-name="Courier New" fo:font-size="9pt" fo:font-weight="normal" officeooo:rsid="003de9ec" officeooo:paragraph-rsid="00a54f31" style:font-size-asian="9pt" style:font-weight-asian="normal" style:font-size-complex="9pt" style:font-weight-complex="normal"/>
    </style:style>
    <style:style style:name="P25" style:family="paragraph" style:parent-style-name="Heading_20_2">
      <style:text-properties fo:font-weight="bold" officeooo:rsid="000a4ed2" officeooo:paragraph-rsid="001ee631" style:font-weight-asian="bold" style:font-weight-complex="bold"/>
    </style:style>
    <style:style style:name="P26" style:family="paragraph" style:parent-style-name="Heading_20_2">
      <style:paragraph-properties fo:break-before="page"/>
    </style:style>
    <style:style style:name="T1" style:family="text">
      <style:text-properties fo:font-weight="bold" officeooo:rsid="000a4ed2" style:font-weight-asian="bold" style:font-weight-complex="bold"/>
    </style:style>
    <style:style style:name="T2" style:family="text">
      <style:text-properties fo:font-weight="bold" officeooo:rsid="00a3791d" style:font-weight-asian="bold" style:font-weight-complex="bold"/>
    </style:style>
    <style:style style:name="T3" style:family="text">
      <style:text-properties officeooo:rsid="0021b95d"/>
    </style:style>
    <style:style style:name="T4" style:family="text">
      <style:text-properties officeooo:rsid="0023b8fd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officeooo:rsid="003acb7b" style:font-size-asian="10pt" style:font-size-complex="10pt"/>
    </style:style>
    <style:style style:name="T7" style:family="text">
      <style:text-properties style:font-name="Courier New" fo:font-size="10pt" officeooo:rsid="0040530b" style:font-size-asian="10pt" style:font-size-complex="10pt"/>
    </style:style>
    <style:style style:name="T8" style:family="text">
      <style:text-properties officeooo:rsid="003de9ec"/>
    </style:style>
    <style:style style:name="T9" style:family="text">
      <style:text-properties officeooo:rsid="00455998"/>
    </style:style>
    <style:style style:name="T10" style:family="text">
      <style:text-properties officeooo:rsid="004f9262"/>
    </style:style>
    <style:style style:name="T11" style:family="text">
      <style:text-properties officeooo:rsid="00513eff"/>
    </style:style>
    <style:style style:name="T12" style:family="text">
      <style:text-properties officeooo:rsid="006a2fc6"/>
    </style:style>
    <style:style style:name="T13" style:family="text">
      <style:text-properties officeooo:rsid="006cb90e"/>
    </style:style>
    <style:style style:name="T14" style:family="text">
      <style:text-properties officeooo:rsid="00959c9e"/>
    </style:style>
    <style:style style:name="T15" style:family="text">
      <style:text-properties officeooo:rsid="0099c186"/>
    </style:style>
    <style:style style:name="T16" style:family="text">
      <style:text-properties officeooo:rsid="009af472"/>
    </style:style>
    <style:style style:name="T17" style:family="text">
      <style:text-properties officeooo:rsid="00a299fd"/>
    </style:style>
    <style:style style:name="T18" style:family="text">
      <style:text-properties officeooo:rsid="00a3791d"/>
    </style:style>
    <style:style style:name="T19" style:family="text">
      <style:text-properties fo:font-size="9pt" officeooo:rsid="00a299fd" style:font-size-asian="9pt" style:font-size-complex="9pt"/>
    </style:style>
    <style:style style:name="T20" style:family="text">
      <style:text-properties officeooo:rsid="00a37b8b"/>
    </style:style>
    <style:style style:name="T21" style:family="text">
      <style:text-properties officeooo:rsid="00a54f3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lt;&lt;setWidth, echo = FALSE, results = hide&gt;&gt;=</text:p>
      <text:p text:style-name="P6">library(RPostgreSQL)</text:p>
      <text:p text:style-name="P6">library(RgoogleMaps)</text:p>
      <text:p text:style-name="P6">library(PBSmapping)</text:p>
      <text:p text:style-name="P6">library(dismo)</text:p>
      <text:p text:style-name="P8">library(odfWeave)</text:p>
      <text:p text:style-name="P8">library(ggplot2)</text:p>
      <text:p text:style-name="P7">options(width = <text:span text:style-name="T10">5</text:span>0)</text:p>
      <text:p text:style-name="P9">drv &lt;- dbDriver("PostgreSQL")</text:p>
      <text:p text:style-name="P9">con &lt;- dbConnect(drv, dbname="<text:span text:style-name="T17">cg94</text:span>", user="<text:span text:style-name="T17">pascal</text:span>", password="Pobf6332!", host="localhost", port="5432")</text:p>
      <text:p text:style-name="P10">rs &lt;- dbSendQuery(con, "<text:span text:style-name="T17">SELECT cg_arbre.id AS identifiant, emplacement, an, diametre, date, fosse, situation, lb_nom,</text:span></text:p>
      <text:p text:style-name="P23">ST_X(ST_Transform(ST_Centroid(emp.geom),4326)) AS X93, ST_Y(ST_Transform(ST_Centroid(emp.geom),4326)) AS Y93</text:p>
      <text:p text:style-name="P23">FROM cg_arbre, arbre_taxon_rel, taxinomie_taxinomie, cg_emplacement AS emp</text:p>
      <text:p text:style-name="P10"><text:span text:style-name="T17">WHERE cg_arbre.id = 33093 AND arbre=cg_arbre.id AND taxon=taxinomie_taxinomie.id AND emp.id=emplacement</text:span>;")</text:p>
      <text:p text:style-name="P9">df &lt;- fetch(rs,n=-1)</text:p>
      <text:p text:style-name="P9">dbDisconnect(con)</text:p>
      <text:p text:style-name="P9">rm(con,drv)</text:p>
      <text:p text:style-name="P11">lat &lt;- df$ty93[1]</text:p>
      <text:p text:style-name="P11">lon &lt;- df$tx93[1]</text:p>
      <text:p text:style-name="P11">center = c(lat, lon)</text:p>
      <text:p text:style-name="P11">marker &lt;- paste("&amp;markers=color:blue|label:I|", lat, sep="")</text:p>
      <text:p text:style-name="P11">marker &lt;- paste(marker, lon, sep=",")</text:p>
      <text:p text:style-name="P12">France &lt;- GetMap(center=center, zoom=5, markers = marker, destfile = "<text:span text:style-name="T17">/home/pascal/Documents/CEF/BioEcoForests/cg94/sig</text:span><text:span text:style-name="T3">/</text:span>france1.png", maptype="hybrid")</text:p>
      <text:p text:style-name="P12">png("<text:span text:style-name="T17">/home/pascal/Documents/CEF/BioEcoForests/cg94/sig</text:span><text:span text:style-name="T3">/</text:span>france2.png", 640, 640)</text:p>
      <text:p text:style-name="P11">plot.new() </text:p>
      <text:p text:style-name="P11">PlotOnStaticMap(France, center=center, add = F)</text:p>
      <text:p text:style-name="P11">text(lat,lon,df$<text:span text:style-name="T17">identifiant</text:span>[1])</text:p>
      <text:p text:style-name="P11">dev.off() </text:p>
      <text:p text:style-name="P24"><text:span text:style-name="T21">MyMap &lt;- GetMap(center=center, zoom=19, destfile = "/home/pascal/Documents/CEF/BioEcoForests/cg94/sig/MyTile.png", maptype="satellite")</text:span></text:p>
      <text:p text:style-name="P24"><text:span text:style-name="T21">st &lt;- importShapefile("/home/pascal/Documents/CEF/BioEcoForests/cg94/sig/donnees_tab/WGS84STATION.shp")</text:span></text:p>
      <text:p text:style-name="P24"><text:span text:style-name="T21">pt &lt;- importShapefile("/home/pascal/Documents/CEF/BioEcoForests/cg94/sig/donnees_tab/WGS84EMPLACEMENT.shp")</text:span></text:p>
      <text:p text:style-name="P24"><text:span text:style-name="T21">ug &lt;- importShapefile("/home/pascal/Documents/CEF/BioEcoForests/cg94/sig/donnees_tab/WGS84UG.shp")</text:span></text:p>
      <text:p text:style-name="P24"><text:span text:style-name="T21">png("/home/pascal/Documents/CEF/BioEcoForests/cg94/sig/33093.png",640,640, type='cairo-png')</text:span></text:p>
      <text:p text:style-name="P24"><text:span text:style-name="T21">plot.new()</text:span></text:p>
      <text:p text:style-name="P24"><text:span text:style-name="T21">tmp &lt;- PlotOnStaticMap(MyMap, pt$Y, pt$X, destfile = "/home/pascal/Documents/CEF/BioEcoForests/cg94/sig/MyTile.png",</text:span></text:p>
      <text:p text:style-name="P24"><text:span text:style-name="T21"><text:s text:c="23"/>lwd=1.5, col = rgb(1,1,0,0.8), add = F, FUN = points, cex=3.5, pch=20)</text:span></text:p>
      <text:p text:style-name="P24"><text:span text:style-name="T21">PlotPolysOnStaticMap(MyMap, ug, lwd=.5, col = rgb(1,0,0,0.1), add = T)</text:span></text:p>
      <text:p text:style-name="P24"><text:span text:style-name="T21"># PlotOnStaticMap(MyMap, st$Y, st$X, lwd=1.5, col = 'green', add = T, FUN = lines)</text:span></text:p>
      <text:p text:style-name="P24"><text:span text:style-name="T21">TextOnStaticMap(MyMap,lat,lon,df$emplacement[1], cex=2, col='red', add=T)</text:span></text:p>
      <text:p text:style-name="P24"><text:span text:style-name="T21">legend("topright", c("Emplacement","Unité de gestion"), fill = c(rgb(1,1,0,0.8),rgb(1,0,0,0.1)), title="Légende")</text:span></text:p>
      <text:p text:style-name="P24"><text:span text:style-name="T21">dev.off()</text:span></text:p>
      <text:p text:style-name="P13">@</text:p>
      <text:h text:style-name="P21" text:outline-level="1"><text:bookmark-start text:name="__RefHeading__7268_2064263674"/><text:span text:style-name="T2">Gestion des arbres d'alignement</text:span><text:span text:style-name="T1">.</text:span><text:bookmark-end text:name="__RefHeading__7268_2064263674"/></text:h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7268_2064263674" text:style-name="Index_20_Link" text:visited-style-name="Index_20_Link">Niveaux de risques et statuts de protection.<text:tab/>2</text:a></text:p>
          <text:p text:style-name="P19"><text:a xlink:type="simple" xlink:href="#__RefHeading__7270_2064263674" text:style-name="Index_20_Link" text:visited-style-name="Index_20_Link">Situation générale du site \Sexpr{df$tiers[1]}<text:tab/>2</text:a></text:p>
          <text:p text:style-name="P19"><text:a xlink:type="simple" xlink:href="#__RefHeading__28901_2064263674" text:style-name="Index_20_Link" text:visited-style-name="Index_20_Link">Situation localisée du site \Sexpr{df$tiers[1]}<text:tab/>3</text:a></text:p>
          <text:p text:style-name="P19"><text:a xlink:type="simple" xlink:href="#__RefHeading__28903_2064263674" text:style-name="Index_20_Link" text:visited-style-name="Index_20_Link">Tableau des sites susceptibles d'être impactés par le site \Sexpr{df$tiers[1]} dans un rayon de </text:a><text:soft-page-break/><text:a xlink:type="simple" xlink:href="#__RefHeading__28903_2064263674" text:style-name="Index_20_Link" text:visited-style-name="Index_20_Link">5km.<text:tab/>4</text:a></text:p>
          <text:p text:style-name="P19"><text:a xlink:type="simple" xlink:href="#__RefHeading__37641_2064263674" text:style-name="Index_20_Link" text:visited-style-name="Index_20_Link">Graphique représentant les surfaces des statuts de protection dans un rayon inférieur à 5 km pour le site \Sexpr{df$tiers[1]}<text:tab/>4</text:a></text:p>
        </text:index-body>
      </text:table-of-content>
      <text:p text:style-name="P17"/>
      <text:p text:style-name="P17"/>
      <text:h text:style-name="P25" text:outline-level="2"><text:bookmark-start text:name="__RefHeading__7270_2064263674"/>Situation <text:span text:style-name="T9">générale </text:span>d<text:span text:style-name="T18">e l'emplacement n°</text:span> \Sexpr{df$<text:span text:style-name="T18">emplacement</text:span>[1]}<text:bookmark-end text:name="__RefHeading__7270_2064263674"/></text:h>
      <text:p text:style-name="P4"/>
      <text:p text:style-name="P18">Situé dans <text:span text:style-name="T18">le Val de Marne</text:span> ce<text:span text:style-name="T18">t emplacement</text:span> présente <text:span text:style-name="T18">un arbre de la famille \Sexpr{df$lb_nom[1]}, du genre \Sexpr{df$lb_nom[2]}, <text:s/>de l'espèce \Sexpr{df$lb_nom[3]}.</text:span></text:p>
      <text:p text:style-name="P4"/>
      <text:p text:style-name="P16"><text:span text:style-name="T5">&lt;&lt;figure</text:span><text:span text:style-name="T6">1</text:span><text:span text:style-name="T5">, echo=FALSE, results=xml&gt;&gt;=</text:span></text:p>
      <text:p text:style-name="P1"><text:s text:c="3"/>cat(odfInsertPlot(</text:p>
      <text:p text:style-name="P3"><text:s text:c="6"/><text:span text:style-name="T4">"</text:span><text:span text:style-name="T19">/home/pascal/Documents/CEF/BioEcoForests/cg94/sig</text:span><text:span text:style-name="T3">/</text:span><text:span text:style-name="T20">france2</text:span><text:span text:style-name="T4">.png"</text:span>, </text:p>
      <text:p text:style-name="P1"><text:s text:c="6"/>height = <text:span text:style-name="T11">5</text:span>, </text:p>
      <text:p text:style-name="P1"><text:s text:c="6"/>width = <text:span text:style-name="T11">5</text:span>,</text:p>
      <text:p text:style-name="P1"><text:s text:c="6"/>externalFile = <text:span text:style-name="T16">TRUE</text:span>))</text:p>
      <text:p text:style-name="P4">@</text:p>
      <text:h text:style-name="P26" text:outline-level="2"><text:bookmark-start text:name="__RefHeading__28901_2064263674"/>Situation <text:span text:style-name="T9">localisée </text:span>d<text:span text:style-name="T20">e l'arbre n°</text:span> \Sexpr{df$<text:span text:style-name="T20">identifiant</text:span>[1]}<text:bookmark-end text:name="__RefHeading__28901_2064263674"/></text:h>
      <text:p text:style-name="P1"/>
      <text:p text:style-name="P22">Situation de l'arbre.</text:p>
      <text:p text:style-name="P1"/>
      <text:p text:style-name="P16"><text:span text:style-name="T5">&lt;&lt;figure</text:span><text:span text:style-name="T7">2</text:span><text:span text:style-name="T5">, echo=FALSE, results=xml&gt;&gt;=</text:span></text:p>
      <text:p text:style-name="P1"><text:s text:c="3"/>cat(odfInsertPlot(</text:p>
      <text:p text:style-name="P2"><text:s text:c="6"/><text:span text:style-name="T4">"</text:span><text:span text:style-name="T3">/home/pascal/Documents/RStudio/</text:span><text:span text:style-name="T20">33093</text:span><text:span text:style-name="T15">.png</text:span><text:span text:style-name="T4">"</text:span>, </text:p>
      <text:p text:style-name="P1"><text:s text:c="6"/>height = <text:span text:style-name="T11">5</text:span>, </text:p>
      <text:p text:style-name="P1"><text:s text:c="6"/>width = <text:span text:style-name="T11">5</text:span>,</text:p>
      <text:p text:style-name="P1"><text:s text:c="6"/>externalFile = <text:span text:style-name="T16">TRUE</text:span>))</text:p>
      <text:p text:style-name="P4">@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Obstétar</meta:initial-creator>
    <meta:creation-date>2013-01-22T15:03:22</meta:creation-date>
    <dc:date>2013-02-12T00:06:12</dc:date>
    <dc:creator>Pascal Obstétar</dc:creator>
    <meta:editing-duration>PT5H11M34S</meta:editing-duration>
    <meta:editing-cycles>150</meta:editing-cycles>
    <meta:generator>LibreOffice/3.6$Linux_X86_64 LibreOffice_project/360m1$Build-3</meta:generator>
    <meta:document-statistic meta:table-count="0" meta:image-count="0" meta:object-count="0" meta:page-count="3" meta:paragraph-count="67" meta:word-count="317" meta:character-count="3424" meta:non-whitespace-character-count="3090"/>
  </office:meta>
</office:document-meta>
</file>